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15cm"/>
    </style:style>
    <style:style style:name="co2" style:family="table-column">
      <style:table-column-properties fo:break-before="auto" style:column-width="15.178cm"/>
    </style:style>
    <style:style style:name="co3" style:family="table-column">
      <style:table-column-properties fo:break-before="auto" style:column-width="21.255cm"/>
    </style:style>
    <style:style style:name="co4" style:family="table-column">
      <style:table-column-properties fo:break-before="auto" style:column-width="8.463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967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473cm" fo:break-before="auto" style:use-optimal-row-height="false"/>
    </style:style>
    <style:style style:name="ro5" style:family="table-row">
      <style:table-row-properties style:row-height="1.658cm" fo:break-before="auto" style:use-optimal-row-height="false"/>
    </style:style>
    <style:style style:name="ro6" style:family="table-row">
      <style:table-row-properties style:row-height="1.711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289cm" fo:break-before="auto" style:use-optimal-row-height="false"/>
    </style:style>
    <style:style style:name="ro11" style:family="table-row">
      <style:table-row-properties style:row-height="1.263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157cm" fo:break-before="auto" style:use-optimal-row-height="false"/>
    </style:style>
    <style:style style:name="ro14" style:family="table-row">
      <style:table-row-properties style:row-height="1.947cm" fo:break-before="auto" style:use-optimal-row-height="false"/>
    </style:style>
    <style:style style:name="ro15" style:family="table-row">
      <style:table-row-properties style:row-height="1.868cm" fo:break-before="auto" style:use-optimal-row-height="false"/>
    </style:style>
    <style:style style:name="ro16" style:family="table-row">
      <style:table-row-properties style:row-height="0.815cm" fo:break-before="auto" style:use-optimal-row-height="false"/>
    </style:style>
    <style:style style:name="ro17" style:family="table-row">
      <style:table-row-properties style:row-height="1.499cm" fo:break-before="auto" style:use-optimal-row-height="false"/>
    </style:style>
    <style:style style:name="ro18" style:family="table-row">
      <style:table-row-properties style:row-height="1.316cm" fo:break-before="auto" style:use-optimal-row-height="false"/>
    </style:style>
    <style:style style:name="ro19" style:family="table-row">
      <style:table-row-properties style:row-height="1.552cm" fo:break-before="auto" style:use-optimal-row-height="false"/>
    </style:style>
    <style:style style:name="ro20" style:family="table-row">
      <style:table-row-properties style:row-height="1.342cm" fo:break-before="auto" style:use-optimal-row-height="false"/>
    </style:style>
    <style:style style:name="ro21" style:family="table-row">
      <style:table-row-properties style:row-height="1.815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ro23" style:family="table-row">
      <style:table-row-properties style:row-height="1.473cm" fo:break-before="auto" style:use-optimal-row-height="false"/>
    </style:style>
    <style:style style:name="ro24" style:family="table-row">
      <style:table-row-properties style:row-height="1.579cm" fo:break-before="auto" style:use-optimal-row-height="false"/>
    </style:style>
    <style:style style:name="ro25" style:family="table-row">
      <style:table-row-properties style:row-height="1.685cm" fo:break-before="auto" style:use-optimal-row-height="false"/>
    </style:style>
    <style:style style:name="ro26" style:family="table-row">
      <style:table-row-properties style:row-height="3.053cm" fo:break-before="auto" style:use-optimal-row-height="false"/>
    </style:style>
    <style:style style:name="ro27" style:family="table-row">
      <style:table-row-properties style:row-height="2.263cm" fo:break-before="auto" style:use-optimal-row-height="false"/>
    </style:style>
    <style:style style:name="ro28" style:family="table-row">
      <style:table-row-properties style:row-height="1.894cm" fo:break-before="auto" style:use-optimal-row-height="false"/>
    </style:style>
    <style:style style:name="ro29" style:family="table-row">
      <style:table-row-properties style:row-height="2.42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92d050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Excel_20_Built-in_20_Normal">
      <style:table-cell-properties fo:background-color="#0084d1"/>
      <style:text-properties fo:font-weight="bold" style:font-weight-asian="bold" style:font-weight-complex="bold"/>
    </style:style>
    <style:style style:name="ce3" style:family="table-cell" style:parent-style-name="Excel_20_Built-in_20_Normal">
      <style:text-properties fo:language="en" fo:country="IN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background-color="#92d050"/>
    </style:style>
    <style:style style:name="ce5" style:family="table-cell" style:parent-style-name="Excel_20_Built-in_20_Normal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Excel_20_Built-in_20_Normal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0084d1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style-name="ce1" office:value-type="string">
            <text:p>E-Prescription api</text:p>
          </table:table-cell>
          <table:table-cell table:style-name="ce4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Api Name</text:p>
          </table:table-cell>
          <table:table-cell table:style-name="ce2" office:value-type="string">
            <text:p>Api Url</text:p>
          </table:table-cell>
          <table:table-cell table:style-name="ce2" office:value-type="string">
            <text:p>Parameters</text:p>
          </table:table-cell>
          <table:table-cell table:style-name="ce2" office:value-type="string">
            <text:p>Headers</text:p>
          </table:table-cell>
          <table:table-cell table:style-name="ce2" office:value-type="string">
            <text:p>Remarks</text:p>
          </table:table-cell>
          <table:table-cell table:style-name="ce7" office:value-type="string">
            <text:p>Result</text:p>
          </table:table-cell>
          <table:table-cell table:style-name="ce2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in </text:p>
          </table:table-cell>
          <table:table-cell table:style-name="ce3" office:value-type="string">
            <text:p>http://172.27.2.159/ep_development/api/v1/login </text:p>
          </table:table-cell>
          <table:table-cell office:value-type="string">
            <text:p>{"username":"medley@gmail.com","password":"123456"}</text:p>
          </table:table-cell>
          <table:table-cell table:style-name="ce3" office:value-type="string">
            <text:p>Client-Service :frontend-client ,Auth-Key:apiKey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5" office:value-type="string">
            <text:p>Front Desk Api</text:p>
          </table:table-cell>
          <table:table-cell table:number-columns-repeated="1022"/>
        </table:table-row>
        <table:table-row table:style-name="ro4">
          <table:table-cell office:value-type="string">
            <text:p>Create Patient</text:p>
          </table:table-cell>
          <table:table-cell table:style-name="ce3" office:value-type="string">
            <text:p>http://172.27.2.159/ep_development/api/v1/createpatient </text:p>
          </table:table-cell>
          <table:table-cell office:value-type="string">
            <text:p>{"patient_status":"1","gender":"Male","patient_name":"Test Api","password":"123456","user_type":"patient","mobile_no":"9100000000","email_id":"","address":"sdfsf","pincode":"11111","age":"03-03-1986","state_id":"sasasa","city_id":"sasaa","today":"2018-04-11 05:53:46","patient_user_table_id":"","patient_table_id":""}</text:p>
          </table:table-cell>
          <table:table-cell office:value-type="string">
            <text:p>Client-Service :frontend-client ,Auth-Key:apiKey,User-ID:96,Authorization:98NuVQ164Foeo</text:p>
          </table:table-cell>
          <table:table-cell table:number-columns-repeated="1020"/>
        </table:table-row>
        <table:table-row table:style-name="ro5">
          <table:table-cell office:value-type="string">
            <text:p>Edit Patient</text:p>
          </table:table-cell>
          <table:table-cell table:style-name="ce3" office:value-type="string">
            <text:p>http://172.27.2.159/ep_development/api/v1/updatepatient </text:p>
          </table:table-cell>
          <table:table-cell office:value-type="string">
            <text:p>{"patient_status":"1","gender":"Male","patient_name":"Test user1","password":"","user_type":"patient","mobile_no":"9100000000","email_id":"","address":"sdfsf","pincode":"11111","age":"03-03-1986","state_id":"sasasa","city_id":"sasaa","today":"2018-04-11 05:53:46","patient_user_table_id":"210","patient_table_id":"101"}</text:p>
          </table:table-cell>
          <table:table-cell office:value-type="string">
            <text:p>Client-Service :frontend-client ,Auth-Key:apiKey,User-ID:96,Authorization:98NuVQ164Foeo</text:p>
          </table:table-cell>
          <table:table-cell table:number-columns-repeated="1020"/>
        </table:table-row>
        <table:table-row table:style-name="ro6">
          <table:table-cell office:value-type="string">
            <text:p>Delete Patient</text:p>
          </table:table-cell>
          <table:table-cell table:style-name="ce3" office:value-type="string">
            <text:p>http://172.27.2.159/ep_development/api/v1/deletepatient </text:p>
          </table:table-cell>
          <table:table-cell office:value-type="string">
            <text:p>{"patient_user_tbl_id":"236","clinic_tbl_id":"2"} note: ( searchpatient api :"user_tbl_id"=patient_user_tbl_id)</text:p>
          </table:table-cell>
          <table:table-cell office:value-type="string">
            <text:p>Client-Service :frontend-client ,Auth-Key:apiKey,User-ID:96,Authorization:98NuVQ164Foeo</text:p>
          </table:table-cell>
          <table:table-cell table:number-columns-repeated="1020"/>
        </table:table-row>
        <table:table-row table:style-name="ro7">
          <table:table-cell office:value-type="string">
            <text:p>Search Patient</text:p>
          </table:table-cell>
          <table:table-cell table:style-name="ce3" office:value-type="string">
            <text:p>http://172.27.2.159/ep_development/api/v1/searchpatient </text:p>
          </table:table-cell>
          <table:table-cell office:value-type="string">
            <text:p>{"mobile_no":"s","clinic_tbl_id":"2"} </text:p>
          </table:table-cell>
          <table:table-cell office:value-type="string">
            <text:p>Client-Service :frontend-client ,Auth-Key:apiKey,User-ID:96,Authorization:98NuVQ164Foeo</text:p>
          </table:table-cell>
          <table:table-cell table:number-columns-repeated="1020"/>
        </table:table-row>
        <table:table-row table:style-name="ro8">
          <table:table-cell office:value-type="string">
            <text:p>Assign doctor and Add complain </text:p>
          </table:table-cell>
          <table:table-cell table:style-name="ce3" office:value-type="string">
            <text:p>http://172.27.2.159/ep_development/api/v1/assigndoctor </text:p>
          </table:table-cell>
          <table:table-cell office:value-type="string">
            <text:p>{"patient_user_tbl_id":"210","user_tbl_doc_id":"99","patient_problem":"Api complain","clinic_tbl_id":2}</text:p>
          </table:table-cell>
          <table:table-cell office:value-type="string">
            <text:p>Client-Service :frontend-client ,Auth-Key:apiKey,User-ID:96,Authorization:98NuVQ164Foeo</text:p>
          </table:table-cell>
          <table:table-cell table:number-columns-repeated="1020"/>
        </table:table-row>
        <table:table-row table:style-name="ro9">
          <table:table-cell office:value-type="string">
            <text:p>Add Patient To nurse/Create Appointment</text:p>
          </table:table-cell>
          <table:table-cell table:style-name="ce3" office:value-type="string">
            <text:p>http://172.27.2.159/ep_qa/api/v1/createappointment </text:p>
          </table:table-cell>
          <table:table-cell office:value-type="string">
            <text:p>{"patient_user_tbl_id":"213","user_tbl_doc_id":"99","clinic_tbl_id":"2"}</text:p>
          </table:table-cell>
          <table:table-cell table:number-columns-repeated="1021"/>
        </table:table-row>
        <table:table-row table:style-name="ro10">
          <table:table-cell office:value-type="string">
            <text:p>Get Today's Patient List</text:p>
          </table:table-cell>
          <table:table-cell table:style-name="ce3" office:value-type="string">
            <text:p>http://172.27.2.159/ep_development/api/v1/todayspatientlist </text:p>
          </table:table-cell>
          <table:table-cell office:value-type="string">
            <text:p>{"user_type":"frontdesk","clinic_tbl_id":"2"}</text:p>
          </table:table-cell>
          <table:table-cell table:number-columns-repeated="1021"/>
        </table:table-row>
        <table:table-row table:style-name="ro11">
          <table:table-cell office:value-type="string">
            <text:p>Get Clinic Doctor List</text:p>
          </table:table-cell>
          <table:table-cell table:style-name="ce3" office:value-type="string">
            <text:p>http://172.27.2.159/ep_development/api/v1/doctorlist </text:p>
          </table:table-cell>
          <table:table-cell/>
          <table:table-cell office:value-type="string">
            <text:p>Client-Service :frontend-client ,Auth-Key:apiKey,User-ID:96,Authorization:98NuVQ164Foeo</text:p>
          </table:table-cell>
          <table:table-cell table:number-columns-repeated="1020"/>
        </table:table-row>
        <table:table-row table:style-name="ro12">
          <table:table-cell office:value-type="string">
            <text:p>Get state List</text:p>
          </table:table-cell>
          <table:table-cell table:style-name="ce3" office:value-type="string">
            <text:p>http://172.27.2.159/ep_development/api/v1/getstateandcity </text:p>
          </table:table-cell>
          <table:table-cell office:value-type="string">
            <text:p>{"type":"state"}</text:p>
          </table:table-cell>
          <table:table-cell table:number-columns-repeated="1021"/>
        </table:table-row>
        <table:table-row table:style-name="ro13">
          <table:table-cell office:value-type="string">
            <text:p>Get City List</text:p>
          </table:table-cell>
          <table:table-cell table:style-name="ce3" office:value-type="string">
            <text:p>http://172.27.2.159/ep_development/api/v1/getstateandcity </text:p>
          </table:table-cell>
          <table:table-cell office:value-type="string">
            <text:p>{"type":"city"}</text:p>
          </table:table-cell>
          <table:table-cell table:number-columns-repeated="1021"/>
        </table:table-row>
        <table:table-row table:style-name="ro14">
          <table:table-cell office:value-type="string">
            <text:p>Get City by State Id</text:p>
          </table:table-cell>
          <table:table-cell table:style-name="ce3" office:value-type="string">
            <text:p>http://172.27.2.159/ep_development/api/v1/getcitybyId </text:p>
          </table:table-cell>
          <table:table-cell office:value-type="string">
            <text:p>{"state_id":"1"}</text:p>
          </table:table-cell>
          <table:table-cell table:number-columns-repeated="1021"/>
        </table:table-row>
        <table:table-row table:style-name="ro15">
          <table:table-cell office:value-type="string">
            <text:p>Complete Patient List</text:p>
          </table:table-cell>
          <table:table-cell table:style-name="ce3" office:value-type="string">
            <text:p>http://172.27.2.159/ep_development/api/v1/completepatientlist </text:p>
          </table:table-cell>
          <table:table-cell office:value-type="string">
            <text:p>{"clinic_tbl_id":"2","s_day":"daterange","from_date":"2018-04-01","to_date":"2018-04-19","search_data":"doc","user_tbl_doc_id":""}( note: s_day=today,yesterday,daterange)</text:p>
          </table:table-cell>
          <table:table-cell table:number-columns-repeated="1021"/>
        </table:table-row>
        <table:table-row table:style-name="ro16">
          <table:table-cell office:value-type="string">
            <text:p>front desk user profile</text:p>
          </table:table-cell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7">
          <table:table-cell office:value-type="string">
            <text:p>Appoint Cancelation Reason list</text:p>
          </table:table-cell>
          <table:table-cell table:style-name="ce3" office:value-type="string">
            <text:p>http://172.27.2.159/ep_development/api/v1/appcancellationreason </text:p>
          </table:table-cell>
          <table:table-cell table:number-columns-repeated="1022"/>
        </table:table-row>
        <table:table-row table:style-name="ro17">
          <table:table-cell table:style-name="ce3" office:value-type="string">
            <text:p>Submit Cancel <text:s/>Reason</text:p>
          </table:table-cell>
          <table:table-cell table:style-name="ce3" office:value-type="string">
            <text:p>http://172.27.2.159/ep_development/api/v1/appcancellationsubmit </text:p>
          </table:table-cell>
          <table:table-cell office:value-type="string">
            <text:p>{"patient_user_tbl_id":"300","patient_tbl_id":"185","clinic_tbl_id":"19","choose_reason":1}</text:p>
          </table:table-cell>
          <table:table-cell table:number-columns-repeated="1021"/>
        </table:table-row>
        <table:table-row table:style-name="ro17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5" office:value-type="string">
            <text:p>Nurse Desk Api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8">
          <table:table-cell office:value-type="string">
            <text:p>Add Vitals</text:p>
          </table:table-cell>
          <table:table-cell table:style-name="ce3" office:value-type="string">
            <text:p>http://172.27.2.159/ep_development/api/v1/addvitalinfo </text:p>
          </table:table-cell>
          <table:table-cell office:value-type="string">
            <text:p>{"patient_tbl_id":111,"pulse_rate":99,"skip_pulse":0,"blood_pressure_systolic":100,"blood_pressure_diastolic":100,"temperature":99,"respiratory_rate":20,"height":6,"weight":75,"bmi":20,"today":"2018-04-11 05:53:46","skip_blood_pressure":0,"skip_temperature":0,"skip_respiratory_rate":0,"skip_height":0,"skip_weight":0}</text:p>
          </table:table-cell>
          <table:table-cell table:number-columns-repeated="2"/>
          <table:table-cell office:value-type="string">
            <text:p>{</text:p>
            <text:p><text:s text:c="4"/>"st": 0,</text:p>
            <text:p><text:s text:c="4"/>"msg": "The Vitals has been added successfully",</text:p>
            <text:p><text:s text:c="4"/>"status": 200</text:p>
            <text:p>}</text:p>
          </table:table-cell>
          <table:table-cell table:number-columns-repeated="1018"/>
        </table:table-row>
        <table:table-row table:style-name="ro19">
          <table:table-cell office:value-type="string">
            <text:p>Medicine Drug Alergy's</text:p>
          </table:table-cell>
          <table:table-cell table:style-name="ce3" office:value-type="string">
            <text:p>http://172.27.2.159/ep_development/api/v1/getdrugallergies </text:p>
          </table:table-cell>
          <table:table-cell office:value-type="string">
            <text:p>{"med_data":"do"}</text:p>
          </table:table-cell>
          <table:table-cell table:number-columns-repeated="2"/>
          <table:table-cell office:value-type="string">
            <text:p>{</text:p>
            <text:p><text:s text:c="4"/>"status": 200,</text:p>
            <text:p><text:s text:c="4"/>"msg": "Data Found",</text:p>
            <text:p><text:s text:c="4"/>"result": [</text:p>
            <text:p><text:s text:c="8"/>{</text:p>
            <text:p><text:s text:c="12"/>"sku": "64VzIV",</text:p>
            <text:p><text:s text:c="12"/>"sno": "26921",</text:p>
            <text:p><text:s text:c="12"/>"product_group_name": "DO RE ME",</text:p>
            <text:p><text:s text:c="12"/>"constituents": "Dothiepin,"</text:p>
            <text:p><text:s text:c="8"/>},</text:p>
            <text:p><text:s text:c="8"/>{</text:p>
            <text:p><text:s text:c="12"/>"sku": "IQ6wGV",</text:p>
            <text:p><text:s text:c="12"/>"sno": "26926",</text:p>
            <text:p><text:s text:c="12"/>"product_group_name": "DOBACT",</text:p>
            <text:p><text:s text:c="12"/>"constituents": "Doxycycline,Tinidazole,"</text:p>
            <text:p><text:s text:c="8"/>},</text:p>
            <text:p><text:s text:c="8"/>{</text:p>
            <text:p><text:s text:c="12"/>"sku": "4G666G",</text:p>
            <text:p><text:s text:c="12"/>"sno": "26924",</text:p>
            <text:p><text:s text:c="12"/>"product_group_name": "DOBACT <text:s/>CORE",</text:p>
            <text:p><text:s text:c="12"/>"constituents": "Ofloxacin,Ornidazole,"</text:p>
            <text:p><text:s text:c="8"/>},</text:p>
            <text:p><text:s text:c="8"/>{</text:p>
            <text:p><text:s text:c="12"/>"sku": "IVQQ6Q",</text:p>
            <text:p><text:s text:c="12"/>"sno": "26925",</text:p>
            <text:p><text:s text:c="12"/>"product_group_name": "DOBACT DOX",</text:p>
            <text:p><text:s text:c="12"/>"constituents": "Doxycycline,Bromelain,"</text:p>
            <text:p><text:s text:c="8"/>},</text:p>
            <text:p><text:s text:c="8"/>{</text:p>
            <text:p><text:s text:c="12"/>"sku": "6wQGVI",</text:p>
            <text:p><text:s text:c="12"/>"sno": "26927",</text:p>
            <text:p><text:s text:c="12"/>"product_group_name": "DOBEFLAT",</text:p>
            <text:p><text:s text:c="12"/>"constituents": ","</text:p>
            <text:p><text:s text:c="8"/>},</text:p>
          </table:table-cell>
          <table:table-cell table:number-columns-repeated="1018"/>
        </table:table-row>
        <table:table-row table:style-name="ro20">
          <table:table-cell office:value-type="string">
            <text:p>Medicine Search</text:p>
          </table:table-cell>
          <table:table-cell table:style-name="ce3" office:value-type="string">
            <text:p>http://172.27.2.159/ep_development/api/v1/getmedicine </text:p>
          </table:table-cell>
          <table:table-cell office:value-type="string">
            <text:p>{"med_data":"do"}</text:p>
          </table:table-cell>
          <table:table-cell table:number-columns-repeated="2"/>
          <table:table-cell office:value-type="string">
            <text:p>{</text:p>
            <text:p><text:s text:c="4"/>"status": 200,</text:p>
            <text:p><text:s text:c="4"/>"msg": "Data Found",</text:p>
            <text:p><text:s text:c="4"/>"result": [</text:p>
            <text:p><text:s text:c="8"/>{</text:p>
            <text:p><text:s text:c="12"/>"sku": "64VzIV",</text:p>
            <text:p><text:s text:c="12"/>"sno": "26921",</text:p>
            <text:p><text:s text:c="12"/>"name": "DO RE ME 25 MG TABLET",</text:p>
            <text:p><text:s text:c="12"/>"constituents": "Dothiepin,"</text:p>
            <text:p><text:s text:c="8"/>},</text:p>
            <text:p><text:s text:c="8"/>{</text:p>
            <text:p><text:s text:c="12"/>"sku": "64zI3z",</text:p>
            <text:p><text:s text:c="12"/>"sno": "26922",</text:p>
            <text:p><text:s text:c="12"/>"name": "DO RE ME 50 MG TABLET",</text:p>
            <text:p><text:s text:c="12"/>"constituents": "Dothiepin,"</text:p>
            <text:p><text:s text:c="8"/>},</text:p>
            <text:p><text:s text:c="8"/>{</text:p>
            <text:p><text:s text:c="12"/>"sku": "64V44V",</text:p>
            <text:p><text:s text:c="12"/>"sno": "26923",</text:p>
            <text:p><text:s text:c="12"/>"name": "DO RE ME 75 MG TABLET",</text:p>
            <text:p><text:s text:c="12"/>"constituents": "Dothiepin,"</text:p>
            <text:p><text:s text:c="8"/>},</text:p>
            <text:p><text:s text:c="8"/>{</text:p>
            <text:p><text:s text:c="12"/>"sku": "4G666G",</text:p>
            <text:p><text:s text:c="12"/>"sno": "26924",</text:p>
            <text:p><text:s text:c="12"/>"name": "DOBACT <text:s/>CORE CAPSULE",</text:p>
            <text:p><text:s text:c="12"/>"constituents": "Ofloxacin,Ornidazole,"</text:p>
            <text:p><text:s text:c="8"/>},</text:p>
            <text:p><text:s text:c="8"/>{</text:p>
            <text:p><text:s text:c="12"/>"sku": "IVQQ6Q",</text:p>
            <text:p><text:s text:c="12"/>"sno": "26925",</text:p>
            <text:p><text:s text:c="12"/>"name": "DOBACT DOX 100 MG/100 MG TABLET",</text:p>
            <text:p><text:s text:c="12"/>"constituents": "Doxycycline,Bromelain,"</text:p>
            <text:p><text:s text:c="8"/>},</text:p>
          </table:table-cell>
          <table:table-cell table:number-columns-repeated="1018"/>
        </table:table-row>
        <table:table-row table:style-name="ro6">
          <table:table-cell office:value-type="string">
            <text:p>Add Hpi</text:p>
          </table:table-cell>
          <table:table-cell table:style-name="ce3" office:value-type="string">
            <text:p>http://172.27.2.159/ep_development/api/v1/addhpi </text:p>
          </table:table-cell>
          <table:table-cell office:value-type="string">
            <text:p>{"previous_diagnosis":"Demo Test","previous_medication":[{"101":"AC 25MG TABLET","6121":"DOLAR 7.5 MG/4 MG SYRUP","37419":"SEADOX 100MG TABLET"}],"patient_tbl_id":"17","allergies":[{"26926":"DOBACT","362":"AC (HIPP)"}],"allergies_constituents":[{"362":"Paracetamol,","26926":"Doxycycline,Tinidazole,"}]}</text:p>
          </table:table-cell>
          <table:table-cell table:number-columns-repeated="1021"/>
        </table:table-row>
        <table:table-row table:style-name="ro21">
          <table:table-cell office:value-type="string">
            <text:p>Get Symptoms ICD List of BodyPart </text:p>
          </table:table-cell>
          <table:table-cell table:style-name="ce3" office:value-type="string">
            <text:p>http://172.27.2.159/ep_development/api/v1/getSymptomsICDListBodyPart </text:p>
          </table:table-cell>
          <table:table-cell office:value-type="string">
            <text:p>{"body_part":"Head"} (Ex: Eyes,ears,Nose,oral_cavity..)</text:p>
          </table:table-cell>
          <table:table-cell table:number-columns-repeated="1021"/>
        </table:table-row>
        <table:table-row table:style-name="ro13">
          <table:table-cell office:value-type="string">
            <text:p>Symptoms ICD List</text:p>
          </table:table-cell>
          <table:table-cell table:style-name="ce3" office:value-type="string">
            <text:p>http://172.27.2.159/ep_development/api/v1/getSymptomsICDList </text:p>
          </table:table-cell>
          <table:table-cell office:value-type="string">
            <text:p>{"med_data":"he"}</text:p>
          </table:table-cell>
          <table:table-cell table:number-columns-repeated="2"/>
          <table:table-cell office:value-type="string">
            <text:p>{</text:p>
            <text:p><text:s text:c="4"/>"status": 200,</text:p>
            <text:p><text:s text:c="4"/>"msg": "ICD Details has been fetched",</text:p>
            <text:p><text:s text:c="4"/>"result": [</text:p>
            <text:p><text:s text:c="8"/>{</text:p>
            <text:p><text:s text:c="12"/>"sno": "49",</text:p>
            <text:p><text:s text:c="12"/>"code": "H91.90",</text:p>
            <text:p><text:s text:c="12"/>"description": "Hearing loss (Unspecified hearing loss, unspecified ear)",</text:p>
            <text:p><text:s text:c="12"/>"infermedica_id": "s_208",</text:p>
            <text:p><text:s text:c="12"/>"body_part_name": "Ears",</text:p>
            <text:p><text:s text:c="12"/>"body_part_id": ""</text:p>
            <text:p><text:s text:c="8"/>},</text:p>
            <text:p><text:s text:c="8"/>{</text:p>
            <text:p><text:s text:c="12"/>"sno": "159",</text:p>
            <text:p><text:s text:c="12"/>"code": "N92.0",</text:p>
            <text:p><text:s text:c="12"/>"description": "Heavy menstrual periods (Excessive and frequent menstruation with regular cycle)",</text:p>
            <text:p><text:s text:c="12"/>"infermedica_id": "s_158",</text:p>
            <text:p><text:s text:c="12"/>"body_part_name": "sexual_organs_f",</text:p>
            <text:p><text:s text:c="12"/>"body_part_id": ""</text:p>
            <text:p><text:s text:c="8"/>},</text:p>
            <text:p><text:s text:c="8"/>{</text:p>
            <text:p><text:s text:c="12"/>"sno": "88",</text:p>
            <text:p><text:s text:c="12"/>"code": "R12",</text:p>
            <text:p><text:s text:c="12"/>"description": "Heartburn",</text:p>
            <text:p><text:s text:c="12"/>"infermedica_id": "s_338",</text:p>
            <text:p><text:s text:c="12"/>"body_part_name": "chest",</text:p>
            <text:p><text:s text:c="12"/>"body_part_id": ""</text:p>
            <text:p><text:s text:c="8"/>},</text:p>
            <text:p><text:s text:c="8"/>{</text:p>
            <text:p><text:s text:c="12"/>"sno": "1",</text:p>
            <text:p><text:s text:c="12"/>"code": "R51",</text:p>
            <text:p><text:s text:c="12"/>"description": "Headache",</text:p>
            <text:p><text:s text:c="12"/>"infermedica_id": "s_21",</text:p>
            <text:p><text:s text:c="12"/>"body_part_name": "Head",</text:p>
            <text:p><text:s text:c="12"/>"body_part_id": "1"</text:p>
            <text:p><text:s text:c="8"/>},</text:p>
            <text:p><text:s text:c="8"/>{</text:p>
            <text:p><text:s text:c="12"/>"sno": "3",</text:p>
            <text:p><text:s text:c="12"/>"code": "S09.90XA",</text:p>
            <text:p><text:s text:c="12"/>"description": "Head injury (Unspecified)",</text:p>
            <text:p><text:s text:c="12"/>"infermedica_id": "p_74",</text:p>
            <text:p><text:s text:c="12"/>"body_part_name": "Head",</text:p>
            <text:p><text:s text:c="12"/>"body_part_id": "1"</text:p>
            <text:p><text:s text:c="8"/>}</text:p>
            <text:p><text:s text:c="4"/>]</text:p>
            <text:p>}</text:p>
          </table:table-cell>
          <table:table-cell table:number-columns-repeated="1018"/>
        </table:table-row>
        <table:table-row table:style-name="ro22">
          <table:table-cell office:value-type="string">
            <text:p>Add Symptoms</text:p>
          </table:table-cell>
          <table:table-cell table:style-name="ce3" office:value-type="string">
            <text:p>http://172.27.2.159/ep_development/api/v1/addSymptoms </text:p>
          </table:table-cell>
          <table:table-cell office:value-type="string">
            <text:p>{"patient_user_tbl_id":"","patient_tbl_id":"17","symptoms":[{"80":"Chest pain (ICD Code: R07.9) ","81":"Palpitations (ICD Code: R00.2) "}],"clinic_tbl_id":"2"}</text:p>
          </table:table-cell>
          <table:table-cell table:number-columns-repeated="1021"/>
        </table:table-row>
        <table:table-row table:style-name="ro15">
          <table:table-cell office:value-type="string">
            <text:p>Display Vitals</text:p>
          </table:table-cell>
          <table:table-cell table:style-name="ce3" office:value-type="string">
            <text:p>http://172.27.2.159/ep_development/api/v1/getvitalinfo </text:p>
          </table:table-cell>
          <table:table-cell office:value-type="string">
            <text:p>{"patient_tbl_id":"49"}</text:p>
          </table:table-cell>
          <table:table-cell table:number-columns-repeated="2"/>
          <table:table-cell office:value-type="string">
            <text:p>{</text:p>
            <text:p><text:s text:c="4"/>"status": 200,</text:p>
            <text:p><text:s text:c="4"/>"msg": "The Patient vital Details has been fetched",</text:p>
            <text:p><text:s text:c="4"/>"result": {</text:p>
            <text:p><text:s text:c="8"/>"pulse_rate": "0",</text:p>
            <text:p><text:s text:c="8"/>"blood_pressure_systolic": "110",</text:p>
            <text:p><text:s text:c="8"/>"blood_pressure_diastolic": "83",</text:p>
            <text:p><text:s text:c="8"/>"temperature": "98",</text:p>
            <text:p><text:s text:c="8"/>"respiratory_rate": "20",</text:p>
            <text:p><text:s text:c="8"/>"height": "6",</text:p>
            <text:p><text:s text:c="8"/>"weight": "75",</text:p>
            <text:p><text:s text:c="8"/>"bmi": "22",</text:p>
            <text:p><text:s text:c="8"/>"skip_pulse": "1",</text:p>
            <text:p><text:s text:c="8"/>"skip_blood_pressure": "0",</text:p>
            <text:p><text:s text:c="8"/>"skip_temperature": "0",</text:p>
            <text:p><text:s text:c="8"/>"skip_respiratory_rate": "0",</text:p>
            <text:p><text:s text:c="8"/>"skip_height": "0",</text:p>
            <text:p><text:s text:c="8"/>"skip_weight": "0"</text:p>
            <text:p><text:s text:c="4"/>}</text:p>
            <text:p>}</text:p>
          </table:table-cell>
          <table:table-cell table:number-columns-repeated="1018"/>
        </table:table-row>
        <table:table-row table:style-name="ro12">
          <table:table-cell office:value-type="string">
            <text:p>Display Hpi</text:p>
          </table:table-cell>
          <table:table-cell table:style-name="ce3" office:value-type="string">
            <text:p>http://172.27.2.159/ep_development/api/v1/hpiinfo </text:p>
          </table:table-cell>
          <table:table-cell office:value-type="string">
            <text:p>{"patient_tbl_id":"49"}</text:p>
          </table:table-cell>
          <table:table-cell table:number-columns-repeated="2"/>
          <table:table-cell office:value-type="string">
            <text:p>{</text:p>
            <text:p><text:s text:c="4"/>"status": 200,</text:p>
            <text:p><text:s text:c="4"/>"msg": "The Patient HPI Details has been fetched",</text:p>
            <text:p><text:s text:c="4"/>"result": {</text:p>
            <text:p><text:s text:c="8"/>"allergies": {</text:p>
            <text:p><text:s text:c="12"/>"27129": "Dolo Cold"</text:p>
            <text:p><text:s text:c="8"/>},</text:p>
            <text:p><text:s text:c="8"/>"previous_diagnosis": "MALARIA 2MONTHS BACK",</text:p>
            <text:p><text:s text:c="8"/>"previous_medication": {</text:p>
            <text:p><text:s text:c="12"/>"360": "AC <text:s/>100MG TABLET"</text:p>
            <text:p><text:s text:c="8"/>},</text:p>
            <text:p><text:s text:c="8"/>"allergies_constituents": {</text:p>
            <text:p><text:s text:c="12"/>"27129": "Paracetamol,Pseudoephedrine,Chlorpheniramine,"</text:p>
            <text:p><text:s text:c="8"/>}</text:p>
            <text:p><text:s text:c="4"/>}</text:p>
            <text:p>}</text:p>
          </table:table-cell>
          <table:table-cell table:number-columns-repeated="1018"/>
        </table:table-row>
        <table:table-row table:style-name="ro20">
          <table:table-cell office:value-type="string">
            <text:p>Display Symptoms</text:p>
          </table:table-cell>
          <table:table-cell table:style-name="ce3" office:value-type="string">
            <text:p>http://172.27.2.159/ep_development/api/v1/symptomsinfo </text:p>
          </table:table-cell>
          <table:table-cell office:value-type="string">
            <text:p>{"patient_tbl_id":"49"}</text:p>
          </table:table-cell>
          <table:table-cell table:number-columns-repeated="2"/>
          <table:table-cell office:value-type="string">
            <text:p>{</text:p>
            <text:p><text:s text:c="4"/>"status": 200,</text:p>
            <text:p><text:s text:c="4"/>"msg": "The Patient Symptoms Details has been fetched",</text:p>
            <text:p><text:s text:c="4"/>"result": {</text:p>
            <text:p><text:s text:c="8"/>"symptoms": {</text:p>
            <text:p><text:s text:c="12"/>"3": "Head injury (Unspecified) (ICD Code: S09.90XA) ",</text:p>
            <text:p><text:s text:c="12"/>"18": "Red eye (Other specified disorders of eye and adnexa) (ICD Code: H57.8) "</text:p>
            <text:p><text:s text:c="8"/>},</text:p>
            <text:p><text:s text:c="8"/>"add_more_symptoms": ""</text:p>
            <text:p><text:s text:c="4"/>}</text:p>
            <text:p>}</text:p>
          </table:table-cell>
          <table:table-cell table:number-columns-repeated="1018"/>
        </table:table-row>
        <table:table-row table:style-name="ro23">
          <table:table-cell office:value-type="string">
            <text:p>Additional Questions </text:p>
          </table:table-cell>
          <table:table-cell table:style-name="ce3" office:value-type="string">
            <text:p>http://172.27.2.159/ep_development/api/v1/additionalquestions </text:p>
          </table:table-cell>
          <table:table-cell table:number-columns-repeated="1022"/>
        </table:table-row>
        <table:table-row table:style-name="ro7">
          <table:table-cell office:value-type="string">
            <text:p>Body Part</text:p>
          </table:table-cell>
          <table:table-cell table:style-name="ce3" office:value-type="string">
            <text:p>http://172.27.2.159/ep_development/api/v1/bodypartname </text:p>
          </table:table-cell>
          <table:table-cell table:number-columns-repeated="1022"/>
        </table:table-row>
        <table:table-row table:style-name="ro10">
          <table:table-cell office:value-type="string">
            <text:p>Infermedica Data Save Api</text:p>
          </table:table-cell>
          <table:table-cell office:value-type="string">
            <text:p>http://172.27.2.159/ep_development/api/v1/saveInfermedicaSuggestiveDiagnosis</text:p>
          </table:table-cell>
          <table:table-cell office:value-type="string">
            <text:p>{"sex":"male","age":"26","patient_tbl_id":50,"additional_symptoms":"Lethargy/Chest pain/Dyspnea, with flare-ups and remissions","evidence":[{"id":"s_261","choice_id":"present"},{"id":"p_28","choice_id":"absent"},{"id":"p_10","choice_id":"absent"},{"id":"p_9","choice_id":"absent"},{"id":"p_8","choice_id":"absent"},{"id":"p_11","choice_id":"absent"},{"id":"s_98","choice_id":"present"},{"id":"s_1820","choice_id":"present"},{"id":"s_156","choice_id":"present"},{"id":"s_305","choice_id":"present"},{"id":"s_8","choice_id":"present"},{"id":"s_305","choice_id":"present"},{"id":"s_8","choice_id":"present"}],"conditions":[{"id":"c_10","name":"Gastroenteritis","common_name":"Gastroenteritis","probability":0.2343},{"id":"c_138","name":"Food poisoning","common_name":"Food poisoning","probability":0.151},{"id":"c_132","name":"Appendicitis","common_name":"Appendicitis","probability":0.1229},{"id":"c_298","name":"Dehydration","common_name":"Dehydration","probability":0.0433}]}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4">
          <table:table-cell/>
          <table:table-cell table:style-name="ce6" office:value-type="string">
            <text:p>Doctor Part Api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5">
          <table:table-cell office:value-type="string">
            <text:p>Prescription Info for Symptoms</text:p>
          </table:table-cell>
          <table:table-cell table:style-name="ce3" office:value-type="string">
            <text:p>http://172.27.2.159/ep_development/api/v1/prescriptioninfo </text:p>
          </table:table-cell>
          <table:table-cell office:value-type="string">
            <text:p>{"patient_tbl_id":"185","apiname":"symptoms"} </text:p>
          </table:table-cell>
          <table:table-cell table:number-columns-repeated="1021"/>
        </table:table-row>
        <table:table-row table:style-name="ro25">
          <table:table-cell office:value-type="string">
            <text:p>Prescription Info for Diagnosis</text:p>
          </table:table-cell>
          <table:table-cell table:style-name="ce3" office:value-type="string">
            <text:p>http://172.27.2.159/ep_development/api/v1/prescriptioninfo </text:p>
          </table:table-cell>
          <table:table-cell office:value-type="string">
            <text:p>{"patient_tbl_id":"179","apiname":"diagnosis"}</text:p>
          </table:table-cell>
          <table:table-cell table:number-columns-repeated="1021"/>
        </table:table-row>
        <table:table-row table:style-name="ro25">
          <table:table-cell office:value-type="string">
            <text:p>Prescription Info for Prescription</text:p>
          </table:table-cell>
          <table:table-cell table:style-name="ce3" office:value-type="string">
            <text:p>http://172.27.2.159/ep_development/api/v1/prescriptioninfo </text:p>
          </table:table-cell>
          <table:table-cell office:value-type="string">
            <text:p>{"patient_tbl_id":"179","apiname":"prescription"}</text:p>
          </table:table-cell>
          <table:table-cell table:number-columns-repeated="1021"/>
        </table:table-row>
        <table:table-row table:style-name="ro26">
          <table:table-cell office:value-type="string">
            <text:p>Add symptoms in Doctor</text:p>
          </table:table-cell>
          <table:table-cell table:style-name="ce3" office:value-type="string">
            <text:p>http://172.27.2.159/ep_development/api/v1/doctorsavesymptoms </text:p>
          </table:table-cell>
          <table:table-cell office:value-type="string">
            <text:p>{"patient_user_tbl_id":"294","patient_tbl_id":"179","clinic_tbl_id":"19","symptoms":[{"80":"Chest pain (ICD Code: R07.9) ","81":"Palpitations (ICD Code: R00.2) "}],"pulse_rate":0,"skip_pulse":1,"blood_pressure_systolic":"110","blood_pressure_diastolic":"120","temperature":"99.1","respiratory_rate":21,"height":"5.10","weight":"85","bmi":"20","skip_blood_pressure":0,"skip_temperature":0,"skip_respiratory_rate":0,"skip_height":0,"skip_weight":0,"allergies":[{"26926":"DOBACT","362":"AC (HIPP)"}],"allergies_constituents":[{"362":"Paracetamol,","26926":"Doxycycline,Tinidazole,"}],"previous_medication":[{"101":"AC 25MG TABLET","6121":"DOLAR 7.5 MG/4 MG SYRUP","37419":"SEADOX 100MG TABLET"}],"previous_diagnosis":"Demo Test"}</text:p>
          </table:table-cell>
          <table:table-cell table:number-columns-repeated="1021"/>
        </table:table-row>
        <table:table-row table:style-name="ro27">
          <table:table-cell office:value-type="string">
            <text:p>Add Diagnosis in Doctor</text:p>
          </table:table-cell>
          <table:table-cell table:style-name="ce3" office:value-type="string">
            <text:p>http://172.27.2.159/ep_development/api/v1/doctorsavediagnosis </text:p>
          </table:table-cell>
          <table:table-cell office:value-type="string">
            <text:p>{"patient_user_tbl_id":"300","patient_tbl_id":"185","clinic_tbl_id":"19","pulse_rate":0,"skip_pulse":1,"blood_pressure_systolic":"110","blood_pressure_diastolic":"120","temperature":"99.1","respiratory_rate":21,"height":"5.10","weight":"85","bmi":"20","skip_blood_pressure":0,"skip_temperature":0,"skip_respiratory_rate":0,"skip_height":0,"skip_weight":0,"diagnosis_remarks":"Concussion,Subarachnoid hemorrhage,Test"}</text:p>
          </table:table-cell>
          <table:table-cell table:number-columns-repeated="1021"/>
        </table:table-row>
        <table:table-row table:style-name="ro28">
          <table:table-cell office:value-type="string">
            <text:p>Add Prescription In Doctor</text:p>
          </table:table-cell>
          <table:table-cell table:style-name="ce3" office:value-type="string">
            <text:p>http://172.27.2.159/ep_development/api/v1/doctorsaveprescription </text:p>
          </table:table-cell>
          <table:table-cell office:value-type="string">
            <text:p>{"patient_user_tbl_id":"300","patient_tbl_id":"185","clinic_tbl_id":"19","labtest":[{"3":"CT BRAIN &amp; ORBITS","274":"Dehydroepiandrosterone (DHEA)","309":"Factor VII (Proconvertin) Functional Activity"}],"medicines":[{"name":"DOLO 1000MG INFUSION","medicine_id":"27119","medicine_route":25,"medicine_frequency":"OD","no_of_days":10,"medicine_quantity":10,"medicine_refill":"Yes"},{"name":"ACLIND BP 2.5% W/W/1% W/W GEL","medicine_id":"IIwwIw","medicine_route":25,"medicine_frequency":"OD","no_of_days":10,"medicine_quantity":10,"medicine_refill":"Yes"}],"doctor_advice":"dddddddd"}</text:p>
          </table:table-cell>
          <table:table-cell table:number-columns-repeated="1021"/>
        </table:table-row>
        <table:table-row table:style-name="ro15">
          <table:table-cell office:value-type="string">
            <text:p>Get Medicine Route and Frequency</text:p>
          </table:table-cell>
          <table:table-cell table:style-name="ce3" office:value-type="string">
            <text:p>http://172.27.2.159/ep_development/api/v1/route </text:p>
          </table:table-cell>
          <table:table-cell table:number-columns-repeated="1022"/>
        </table:table-row>
        <table:table-row table:style-name="ro29">
          <table:table-cell office:value-type="string">
            <text:p>Genarate Prescription</text:p>
          </table:table-cell>
          <table:table-cell table:style-name="ce3" office:value-type="string">
            <text:p>http://172.27.2.159/ep_development/api/v1/genarateprescription </text:p>
          </table:table-cell>
          <table:table-cell office:value-type="string">
            <text:p>{"patient_user_tbl_id":"365","patient_tbl_id":"220","clinic_tbl_id":"19","print_clinic_name":"Gayatri Clinic","print_clinic_address":"Gayatri Clinic, Sri Kireeti Vaishnavi Arcade, Kavuri Hills Phase 1, Kavuri Hills, Jubilee Hills, Hyderabad, Telangana 500033, India.","patient_name":"Sudip Ray","print_patient_address":"kolkata","print_doctor_name":"Gayatri Sri","print_doctor_registration_no":"reg12546","print_doctor_qualification":"MS","print_doctor_mobile_no1":"9090909090","print_doctor_specialization":"Psychiatry","print_doctor_mobile_no2":"","print_pulse":"80","print_systolic":"80","print_diastolic":"80","print_temperature":"99","print_respiratory":"22","print_height":"6","print_weight":"85","print_bmi":"27","print_symptoms_id":"Chest pain (ICD Code: R07.9) , Palpitations (ICD Code: R00.2) ","print_medicial_history_id":"MALARIA 2MONTHS BACK","print_diagnosis_id":"Concussion, Subarachnoid hemorrhage, Test","print_labtest_id":"CT BRAIN <text:s/>ORBITS, <text:s/>Dehydroepiandrosterone (DHEA), <text:s/>Factor VII (Proconvertin) Functional Activity, ","medicines":[{"route_id": "25","medicine_id": "IIwwIw","medicine_name": "ACLIND BP 2.5% W/W/1% W/W GEL","route": "Oral","frequency": "OD","quantity": "20","duration": "20","refill": "no"},{"route_id": "17","medicine_id": "6GQ16w","medicine_name": "DOLO TABLET","route": "Dispersible","frequency": "BD","quantity": "20","duration": "10","refill": "yes"}],"print_doctor_advice":"Take Rest","doctor_signature": "sig_114_1_1524043484.jpg"}</text:p>
          </table:table-cell>
          <table:table-cell table:number-columns-repeated="1021"/>
        </table:table-row>
        <table:table-row table:style-name="ro28">
          <table:table-cell office:value-type="string">
            <text:p>Diagnosis lab test Api</text:p>
          </table:table-cell>
          <table:table-cell office:value-type="string">
            <text:p>http://172.27.2.159/ep_development/api/v1/preferedlabtest</text:p>
          </table:table-cell>
          <table:table-cell office:value-type="string">
            <text:p><text:s/>{"med_data":"ctfff"}</text:p>
          </table:table-cell>
          <table:table-cell table:number-columns-repeated="1021"/>
        </table:table-row>
        <table:table-row table:style-name="ro8">
          <table:table-cell office:value-type="string">
            <text:p>Prescription Medicine List Api</text:p>
          </table:table-cell>
          <table:table-cell office:value-type="string">
            <text:p>http://172.27.2.159/ep_development/api/v1/preferedmedicinelist</text:p>
          </table:table-cell>
          <table:table-cell office:value-type="string">
            <text:p><text:s/>{"med_data":"ctfff"}</text:p>
          </table:table-cell>
          <table:table-cell table:number-columns-repeated="1021"/>
        </table:table-row>
        <table:table-row table:style-name="ro25">
          <table:table-cell office:value-type="string">
            <text:p>Prescription Preview </text:p>
          </table:table-cell>
          <table:table-cell table:style-name="ce3" office:value-type="string">
            <text:p>http://172.27.2.159/ep_development/api/v1/prescriptioninfo </text:p>
          </table:table-cell>
          <table:table-cell office:value-type="string">
            <text:p>{"patient_tbl_id":"185","apiname":"all"} </text:p>
          </table:table-cell>
          <table:table-cell table:number-columns-repeated="1021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1/06/2018</text:date>, <text:time>18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8:31:23.53</dc:date>
    <dc:creator>samiran rahaman</dc:creator>
    <meta:generator>OpenOffice/4.1.3$Win32 OpenOffice.org_project/413m1$Build-9783</meta:generator>
    <meta:editing-duration>P3DT12H41M6S</meta:editing-duration>
    <meta:editing-cycles>46</meta:editing-cycles>
    <meta:document-statistic meta:table-count="1" meta:cell-count="137" meta:object-count="0"/>
  </office:meta>
</office:document-meta>
</file>